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vertical-align="middle"/>
    </style:style>
    <style:style style:name="gr2" style:family="graphic" style:parent-style-name="objectwithoutfill">
      <style:graphic-properties draw:stroke="none" draw:fill="solid" draw:fill-color="#cfe7f5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420e" draw:textarea-vertical-align="middle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ellipse draw:style-name="gr1" draw:text-style-name="P1" draw:layer="layout" svg:width="3cm" svg:height="4.791cm" svg:x="13.2cm" svg:y="5.2cm">
          <text:p/>
        </draw:ellipse>
        <draw:path draw:style-name="gr2" draw:text-style-name="P1" draw:layer="layout" svg:width="11.743cm" svg:height="9.245cm" svg:x="12.6cm" svg:y="0.945cm" svg:viewBox="0 0 11744 9246" svg:d="M0 1617c227 392 107 838 126 1260 19 418-126 557-126 978 0 476 347 928 400 1400 85 755 776 456 860 1234 50 469 540 845 1050 755 412-73 840 5 1260 0 434-6 871 35 1302-42 588-104 672-711 924-1133 317-531 850-614 1344-714 473-96 1042-14 1385 420 315 399 222 915 462 1343 257 459 316 1033 672 1428 326 362 816 818 1344 672 515-142 662-753 672-1218 10-455 67-890 42-1343-27-490 0-981 0-1470 0-447 60-902 0-1344-69-502-99-1019-378-1470-286-462-764-804-1302-882-419-61-840-52-1260-42-529 14-838-436-1301-588-456-150-841-441-1260-672-473-261-866-180-1386-168-481 11-859 434-1344 504-462 67-922 132-1386 126-433-6-883 108-1302 0-564-145-898 459-756 882l42 210z">
          <text:p/>
        </draw:path>
        <draw:line draw:style-name="gr3" draw:text-style-name="P1" draw:layer="layout" svg:x1="10cm" svg:y1="2.8cm" svg:x2="10cm" svg:y2="12.063cm">
          <text:p/>
        </draw:line>
        <draw:line draw:style-name="gr3" draw:text-style-name="P1" draw:layer="layout" svg:x1="8.6cm" svg:y1="11cm" svg:x2="18.4cm" svg:y2="11cm">
          <text:p/>
        </draw:line>
        <draw:circle draw:style-name="gr4" draw:text-style-name="P1" draw:layer="layout" svg:width="0.4cm" svg:height="0.4cm" svg:x="13.3cm" svg:y="8.5cm">
          <text:p/>
        </draw:circle>
        <draw:circle draw:style-name="gr4" draw:text-style-name="P1" draw:layer="layout" svg:width="0.4cm" svg:height="0.4cm" svg:x="15.7cm" svg:y="8.5cm">
          <text:p/>
        </draw:circle>
        <draw:circle draw:style-name="gr4" draw:text-style-name="P1" draw:layer="layout" svg:width="0.4cm" svg:height="0.4cm" svg:x="14.5cm" svg:y="9.7cm">
          <text:p/>
        </draw:circle>
        <draw:line draw:style-name="gr5" draw:text-style-name="P1" draw:layer="layout" svg:x1="13.5cm" svg:y1="8.7cm" svg:x2="16.1cm" svg:y2="8.7cm">
          <text:p/>
        </draw:line>
        <draw:line draw:style-name="gr5" draw:text-style-name="P1" draw:layer="layout" svg:x1="14.7cm" svg:y1="9.7cm" svg:x2="14.7cm" svg:y2="8.7cm">
          <text:p/>
        </draw:line>
        <draw:frame draw:style-name="gr6" draw:layer="layout" svg:width="0.925cm" svg:height="0.963cm" svg:x="12.9cm" svg:y="7.6cm">
          <draw:text-box>
            <text:p>A</text:p>
          </draw:text-box>
        </draw:frame>
        <draw:frame draw:style-name="gr6" draw:layer="layout" svg:width="0.925cm" svg:height="0.963cm" svg:x="15.701cm" svg:y="7.601cm">
          <draw:text-box>
            <text:p>B</text:p>
          </draw:text-box>
        </draw:frame>
        <draw:frame draw:style-name="gr6" draw:layer="layout" svg:width="0.959cm" svg:height="0.963cm" svg:x="14.701cm" svg:y="9.701cm">
          <draw:text-box>
            <text:p>C</text:p>
          </draw:text-box>
        </draw:frame>
        <draw:frame draw:style-name="gr6" draw:layer="layout" svg:width="5.082cm" svg:height="0.963cm" svg:x="10.1cm" svg:y="11.1cm">
          <draw:text-box>
            <text:p>Centro do frame</text:p>
          </draw:text-box>
        </draw:frame>
        <draw:circle draw:style-name="gr4" draw:text-style-name="P1" draw:layer="layout" svg:width="0.4cm" svg:height="0.4cm" svg:x="9.8cm" svg:y="10.7cm">
          <text:p/>
        </draw:circl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ellipse draw:style-name="gr1" draw:text-style-name="P1" draw:layer="layout" svg:width="3cm" svg:height="4.791cm" svg:x="13.2cm" svg:y="5.2cm">
          <text:p/>
        </draw:ellipse>
        <draw:path draw:style-name="gr2" draw:text-style-name="P1" draw:layer="layout" svg:width="11.743cm" svg:height="9.245cm" svg:x="12.6cm" svg:y="0.945cm" svg:viewBox="0 0 11744 9246" svg:d="M0 1617c227 392 107 838 126 1260 19 418-126 557-126 978 0 476 347 928 400 1400 85 755 776 456 860 1234 50 469 540 845 1050 755 412-73 840 5 1260 0 434-6 871 35 1302-42 588-104 672-711 924-1133 317-531 850-614 1344-714 473-96 1042-14 1385 420 315 399 222 915 462 1343 257 459 316 1033 672 1428 326 362 816 818 1344 672 515-142 662-753 672-1218 10-455 67-890 42-1343-27-490 0-981 0-1470 0-447 60-902 0-1344-69-502-99-1019-378-1470-286-462-764-804-1302-882-419-61-840-52-1260-42-529 14-838-436-1301-588-456-150-841-441-1260-672-473-261-866-180-1386-168-481 11-859 434-1344 504-462 67-922 132-1386 126-433-6-883 108-1302 0-564-145-898 459-756 882l42 210z">
          <text:p/>
        </draw:path>
        <draw:circle draw:style-name="gr4" draw:text-style-name="P1" draw:layer="layout" svg:width="0.4cm" svg:height="0.4cm" svg:x="14.5cm" svg:y="9.7cm">
          <text:p/>
        </draw:circle>
        <draw:line draw:style-name="gr5" draw:text-style-name="P1" draw:layer="layout" svg:x1="14.7cm" svg:y1="9.7cm" svg:x2="14.7cm" svg:y2="1.6cm">
          <text:p/>
        </draw:line>
        <draw:circle draw:style-name="gr4" draw:text-style-name="P1" draw:layer="layout" svg:width="0.4cm" svg:height="0.4cm" svg:x="13.1cm" svg:y="8cm">
          <text:p/>
        </draw:circle>
        <draw:line draw:style-name="gr3" draw:text-style-name="P1" draw:layer="layout" svg:x1="13.5cm" svg:y1="8.905cm" svg:x2="15.8cm" svg:y2="8.905cm">
          <text:p/>
        </draw:line>
        <draw:circle draw:style-name="gr4" draw:text-style-name="P1" draw:layer="layout" svg:width="0.4cm" svg:height="0.4cm" svg:x="15.7cm" svg:y="8.7cm">
          <text:p/>
        </draw:circle>
        <draw:circle draw:style-name="gr4" draw:text-style-name="P1" draw:layer="layout" svg:width="0.4cm" svg:height="0.4cm" svg:x="13.3cm" svg:y="8.7cm">
          <text:p/>
        </draw:circle>
        <draw:line draw:style-name="gr3" draw:text-style-name="P1" draw:layer="layout" svg:x1="13.5cm" svg:y1="8.1cm" svg:x2="16.2cm" svg:y2="8.1cm">
          <text:p/>
        </draw:line>
        <draw:circle draw:style-name="gr4" draw:text-style-name="P1" draw:layer="layout" svg:width="0.4cm" svg:height="0.4cm" svg:x="16cm" svg:y="7.9cm">
          <text:p/>
        </draw:circle>
        <draw:circle draw:style-name="gr4" draw:text-style-name="P1" draw:layer="layout" svg:width="0.4cm" svg:height="0.4cm" svg:x="13.1cm" svg:y="7.3cm">
          <text:p/>
        </draw:circle>
        <draw:circle draw:style-name="gr4" draw:text-style-name="P1" draw:layer="layout" svg:width="0.4cm" svg:height="0.4cm" svg:x="17.8cm" svg:y="7.4cm">
          <text:p/>
        </draw:circle>
        <draw:line draw:style-name="gr3" draw:text-style-name="P1" draw:layer="layout" svg:x1="13.5cm" svg:y1="7.6cm" svg:x2="17.8cm" svg:y2="7.6cm">
          <text:p/>
        </draw:line>
        <draw:frame draw:style-name="gr6" draw:layer="layout" svg:width="0.82cm" svg:height="0.963cm" svg:x="14.3cm" svg:y="10.1cm">
          <draw:text-box>
            <text:p>c</text:p>
          </draw:text-box>
        </draw:frame>
        <draw:frame draw:style-name="gr6" draw:layer="layout" svg:width="0.925cm" svg:height="0.963cm" svg:x="12.3cm" svg:y="7.737cm">
          <draw:text-box>
            <text:p>A</text:p>
          </draw:text-box>
        </draw:frame>
        <draw:frame draw:style-name="gr6" draw:layer="layout" svg:width="0.925cm" svg:height="0.963cm" svg:x="16.301cm" svg:y="7.738cm">
          <draw:text-box>
            <text:p>B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ellipse draw:style-name="gr1" draw:text-style-name="P1" draw:layer="layout" svg:width="3cm" svg:height="4.791cm" svg:x="13.2cm" svg:y="5.2cm">
          <text:p/>
        </draw:ellipse>
        <draw:circle draw:style-name="gr4" draw:text-style-name="P1" draw:layer="layout" svg:width="0.4cm" svg:height="0.4cm" svg:x="14.5cm" svg:y="9.7cm">
          <text:p/>
        </draw:circle>
        <draw:line draw:style-name="gr3" draw:text-style-name="P1" draw:layer="layout" svg:x1="13.5cm" svg:y1="8.1cm" svg:x2="16.2cm" svg:y2="8.1cm">
          <text:p/>
        </draw:line>
        <draw:rect draw:style-name="gr8" draw:text-style-name="P1" draw:layer="layout" svg:width="7.4cm" svg:height="5.3cm" svg:x="10.8cm" svg:y="2.8cm">
          <text:p/>
        </draw:rect>
        <draw:circle draw:style-name="gr4" draw:text-style-name="P1" draw:layer="layout" svg:width="0.4cm" svg:height="0.4cm" svg:x="16cm" svg:y="7.9cm">
          <text:p/>
        </draw:circle>
        <draw:circle draw:style-name="gr4" draw:text-style-name="P1" draw:layer="layout" svg:width="0.4cm" svg:height="0.4cm" svg:x="13.1cm" svg:y="8cm">
          <text:p/>
        </draw:circle>
        <draw:frame draw:style-name="gr6" draw:layer="layout" svg:width="0.925cm" svg:height="0.963cm" svg:x="12.301cm" svg:y="7.738cm">
          <draw:text-box>
            <text:p>A</text:p>
          </draw:text-box>
        </draw:frame>
        <draw:frame draw:style-name="gr6" draw:layer="layout" svg:width="0.925cm" svg:height="0.963cm" svg:x="16.302cm" svg:y="7.739cm">
          <draw:text-box>
            <text:p>B</text:p>
          </draw:text-box>
        </draw:frame>
        <draw:frame draw:style-name="gr6" draw:layer="layout" svg:width="0.82cm" svg:height="0.963cm" svg:x="14.3cm" svg:y="10.101cm">
          <draw:text-box>
            <text:p>c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ellipse draw:style-name="gr1" draw:text-style-name="P1" draw:layer="layout" svg:width="3cm" svg:height="4.791cm" svg:x="13.2cm" svg:y="5.2cm">
          <text:p/>
        </draw:ellipse>
        <draw:circle draw:style-name="gr4" draw:text-style-name="P1" draw:layer="layout" svg:width="0.4cm" svg:height="0.4cm" svg:x="14.5cm" svg:y="9.7cm">
          <text:p/>
        </draw:circle>
        <draw:line draw:style-name="gr3" draw:text-style-name="P1" draw:layer="layout" svg:x1="13.5cm" svg:y1="8.1cm" svg:x2="16.2cm" svg:y2="8.1cm">
          <text:p/>
        </draw:line>
        <draw:rect draw:style-name="gr8" draw:text-style-name="P1" draw:layer="layout" svg:width="7.4cm" svg:height="5.3cm" svg:x="10.8cm" svg:y="2.8cm">
          <text:p/>
        </draw:rect>
        <draw:circle draw:style-name="gr4" draw:text-style-name="P1" draw:layer="layout" svg:width="0.4cm" svg:height="0.4cm" svg:x="16cm" svg:y="7.9cm">
          <text:p/>
        </draw:circle>
        <draw:circle draw:style-name="gr4" draw:text-style-name="P1" draw:layer="layout" svg:width="0.4cm" svg:height="0.4cm" svg:x="13.1cm" svg:y="8cm">
          <text:p/>
        </draw:circle>
        <draw:frame draw:style-name="gr6" draw:layer="layout" svg:width="0.925cm" svg:height="0.963cm" svg:x="12.301cm" svg:y="7.738cm">
          <draw:text-box>
            <text:p>A</text:p>
          </draw:text-box>
        </draw:frame>
        <draw:frame draw:style-name="gr6" draw:layer="layout" svg:width="0.925cm" svg:height="0.963cm" svg:x="16.302cm" svg:y="7.739cm">
          <draw:text-box>
            <text:p>B</text:p>
          </draw:text-box>
        </draw:frame>
        <draw:frame draw:style-name="gr6" draw:layer="layout" svg:width="0.82cm" svg:height="0.963cm" svg:x="14.3cm" svg:y="10.101cm">
          <draw:text-box>
            <text:p>c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2T16:39:55.59</meta:creation-date>
    <meta:editing-duration>PT3H9M25S</meta:editing-duration>
    <meta:editing-cycles>3</meta:editing-cycles>
    <dc:date>2016-11-02T19:49:13.42</dc:date>
    <meta:generator>OpenOffice/4.1.2$Win32 OpenOffice.org_project/412m3$Build-9782</meta:generator>
    <meta:document-statistic meta:object-count="77"/>
  </office:meta>
</office:document-meta>
</file>